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"In summary, White Carat and Blue Carat—
as well as the Shinigami—have all disappeared
to the demon world."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"That is fortuitous indeed."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"You see, we have only ancient literature to
go on, so descriptions of the Demon Portal are
scattered far and wide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"Only after you had just set off to destroy
the portal did I manage to find information
on the Duchess of Hellfire and the portal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"And so we discovered the third function of
the Demon Portal."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"Yes, it is a dire situation."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"Magic is the source of power for demons."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"If such vast quantities of Magic continue to
flow into the human world, the demons here
will grow more violent, and even manaphylactic."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"We must halt the process at all costs."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"Perhaps Takoyaki-kun's impressive knowledge
of space-time might contain something that
will help us with this matter?"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Hmm..."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"I apologize for the interruption!"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"It's urgent! We're picking up a reading of
high Magic levels from one point on the Magic
detection device!"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"It's heading towards the location where the
Demon Portal stood!"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"That's not impossible, but with her Shinigami
removed from her forces, it is hard to believe
that she would recklessly attack now."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 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"If I had only reached the truth behind the
Demon Portal sooner, I would never have had
you all go and destroy it..."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"You have my deepest apologies..."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"...Eh?! Y-Your Highness?!"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"I-It is too dangerous here, Your Highness!
This is where the enemy's base and the Demon
Portal a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"I beg of you, please return to the castle!"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gh... that is... I suppose I cannot refute
that..."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If that is what you insist, You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I must only ask you do not take any
risky actions."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all cascaded forth into the
human world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9T20:19:30+02:00</meta:creation-date>
    <dc:date>2020-05-09T20:19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